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CAS GAMEZ, HERN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CAS GAMEZ, HERN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1113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AMIREZ HUANUIRI, LEYDI LUZ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4958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8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11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0:46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